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rsid="000f6296" officeooo:paragraph-rsid="000f6296"/>
    </style:style>
    <style:style style:name="P2" style:family="paragraph" style:parent-style-name="Text_20_body">
      <style:text-properties fo:language="cs" fo:country="CZ" officeooo:paragraph-rsid="000f6296"/>
    </style:style>
    <style:style style:name="P3" style:family="paragraph" style:parent-style-name="Text_20_body">
      <style:text-properties fo:language="cs" fo:country="CZ" officeooo:rsid="001214f1" officeooo:paragraph-rsid="001214f1"/>
    </style:style>
    <style:style style:name="P4" style:family="paragraph" style:parent-style-name="Text_20_body">
      <style:text-properties officeooo:rsid="00128f31" officeooo:paragraph-rsid="00128f31"/>
    </style:style>
    <style:style style:name="P5" style:family="paragraph" style:parent-style-name="Title">
      <style:text-properties fo:language="cs" fo:country="CZ" officeooo:rsid="000f6296" officeooo:paragraph-rsid="000f6296"/>
    </style:style>
    <style:style style:name="P6" style:family="paragraph" style:parent-style-name="Text_20_body">
      <style:text-properties fo:language="cs" fo:country="CZ" officeooo:rsid="000f6296" officeooo:paragraph-rsid="000f6296"/>
    </style:style>
    <style:style style:name="P7" style:family="paragraph" style:parent-style-name="Heading_20_3">
      <style:text-properties fo:language="cs" fo:country="CZ" officeooo:rsid="000f6296" officeooo:paragraph-rsid="000f6296"/>
    </style:style>
    <style:style style:name="P8" style:family="paragraph" style:parent-style-name="Heading_20_3">
      <style:text-properties officeooo:rsid="0014e076" officeooo:paragraph-rsid="0014e076"/>
    </style:style>
    <style:style style:name="T1" style:family="text">
      <style:text-properties officeooo:rsid="00131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MO semestrální práce design patterns</text:p>
      <text:h text:style-name="P7" text:outline-level="3">Singleton</text:h>
      <text:p text:style-name="P1"><text:span text:style-name="T1">World</text:span> jakožto hlavní entita je vytvořen právě jednou.</text:p>
      <text:h text:style-name="P7" text:outline-level="3">Factory method</text:h>
      <text:p text:style-name="P1">Jednotlivé spotřebiče jsou předdefinovány a generovány pomocí třídy ApplianceCreater.</text:p>
      <text:p text:style-name="P3">Stejným způsobem generujeme jednotlivé sportovní vybavení Sport Equipment pomocí SportEquipmentCreater.</text:p>
      <text:h text:style-name="P7" text:outline-level="3">Lazy loading</text:h>
      <text:p text:style-name="P1">Používáme pro načítání manuálů Manual pomocí metody getManual v jednotlivých spotřebičích Appliance. </text:p>
      <text:h text:style-name="P7" text:outline-level="3">Observer</text:h>
      <text:p text:style-name="P1">Jednotlivé spotřebiče Appliance si udržují seznam observerů – senzorů, které notifikuje, pokud dojde ke změně stavu spotřebiče, jako je zapnutí, vypnutí a podobě.</text:p>
      <text:h text:style-name="P7" text:outline-level="3">State machine</text:h>
      <text:p text:style-name="P1">Slouží při používání pračky WashingMashine k pohybu mezi stavy Full, Empty, On, Off, Idle.</text:p>
      <text:h text:style-name="P8" text:outline-level="3">Strategy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28f31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48:26.908096430</meta:creation-date>
    <dc:date>2019-01-03T10:09:16.962434775</dc:date>
    <meta:editing-duration>PT22M52S</meta:editing-duration>
    <meta:editing-cycles>5</meta:editing-cycles>
    <meta:generator>LibreOffice/6.0.7.3.0$Linux_X86_64 LibreOffice_project/00m0$Build-3</meta:generator>
    <meta:document-statistic meta:table-count="0" meta:image-count="0" meta:object-count="0" meta:page-count="1" meta:paragraph-count="13" meta:word-count="89" meta:character-count="695" meta:non-whitespace-character-count="617"/>
  </office:meta>
</office:document-meta>
</file>